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dbf39" officeooo:paragraph-rsid="000dbf39"/>
    </style:style>
    <style:style style:name="P3" style:family="paragraph" style:parent-style-name="Standard" style:list-style-name="L1">
      <style:text-properties officeooo:rsid="000f7f6e" officeooo:paragraph-rsid="000f7f6e"/>
    </style:style>
    <style:style style:name="T1" style:family="text">
      <style:text-properties officeooo:rsid="000d31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60448751" text:style-name="L1">
        <text:list-item>
          <text:p text:style-name="P1">Из нечетных процессов отправить сообщение с номером процесса в главный (нулевой). Прочитать сообщения в главном процессе и вывести их на экран с сообщением о получении. Например, отправляем "Это сообщение из процесса No%d", выводим "Это сообщение из процесса No%d (получено главным процессом)".</text:p>
        </text:list-item>
        <text:list-item>
          <text:p text:style-name="P1">Из последнего процесса отправить сообщение с его номером в главный (нулевой) процесс. Прочитать сообщение в главном процессе и вывести его на экран.</text:p>
        </text:list-item>
        <text:list-item>
          <text:p text:style-name="P1">Сгенерировать случайное число типа int в нулевом процессе. Раздать полученое значение всем процессам. В процессе 1 вывести сумму числа и процесса. В процессе 2 вывести произвдение числа и процесса.</text:p>
        </text:list-item>
        <text:list-item>
          <text:p text:style-name="P1">Сгенерировать случайное число типа int в каждом процессе. Получить и сложить значения в главном процессе. Вывести на экран сумму.</text:p>
        </text:list-item>
        <text:list-item>
          <text:p text:style-name="P1">Сгенерировать случайное число типа int в каждом процессе. Получить и умножить значения в главном процессе. Вывести на экран произведение.</text:p>
        </text:list-item>
        <text:list-item>
          <text:p text:style-name="P1">Сгенерировать случайное число типа int в каждом процессе. Получить и найти максимальное значение в главном процессе. Вывести его на экран.</text:p>
        </text:list-item>
        <text:list-item>
          <text:p text:style-name="P1">Сгенерировать случайное число типа int в каждом процессе. Получить и найти минимальное значение в главном процессе. Вывести его на экран.</text:p>
        </text:list-item>
        <text:list-item>
          <text:p text:style-name="P1"><text:span text:style-name="T1">C</text:span>генерировать случайное число в нулевом процессе и вывести степени этого числа в соответствии с номером процесса.</text:p>
        </text:list-item>
        <text:list-item>
          <text:p text:style-name="P1">Из четных процессов отправить сообщение с номером процесса в главный (нулевой). Прочитать сообщения в главном процессе и вывести их на экран с сообщением о получении. Например, отправляем "Это сообщение из процесса No%d", выводим "Это сообщение из процесса No%d (получено главным процессом)".</text:p>
        </text:list-item>
        <text:list-item>
          <text:p text:style-name="P1">Из всех процессов, которые делятся на 3 отправить сообщение с номером процесса в главный (нулевой). Прочитать сообщения в главном процессе и вывести их на экран с сообщением о получении. Например, отправляем "Это сообщение из процесса No%d", выводим "Это сообщение из процесса No%d (получено главным процессом)".</text:p>
        </text:list-item>
        <text:list-item>
          <text:p text:style-name="P1">Из всех процессов, которые делятся на 5 отправить сообщение с номером процесса в главный (нулевой). Прочитать сообщения в главном процессе и вывести их на экран с сообщением о получении. Например, отправляем "Это сообщение из процесса No%d", выводим "Это сообщение из процесса No%d (получено главным процессом)".</text:p>
        </text:list-item>
        <text:list-item>
          <text:p text:style-name="P2">Получить версию MPI в главном процессе, вывести на экран версию из всех процессов, кроме главного.</text:p>
        </text:list-item>
        <text:list-item>
          <text:p text:style-name="P2">С помощью функции MPI_Reduce найти N!, где N - количество процессов.</text:p>
        </text:list-item>
        <text:list-item>
          <text:p text:style-name="P3">Из каждого процесса отправить сообщение (четный\нечетный процесс) главному, в главном прцессе вывести все сообщения на экран.</text:p>
        </text:list-item>
        <text:list-item>
          <text:p text:style-name="P3">Из каждого процесса отправить сообщение следующему процессу и прочитать сообщение из предыдущего процесс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6:43:43.386673660</meta:creation-date>
    <dc:date>2021-02-26T18:26:53.056681616</dc:date>
    <meta:editing-duration>PT12M2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387" meta:character-count="2642" meta:non-whitespace-character-count="2285"/>
  </office:meta>
</office:document-meta>
</file>